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4B42088134172F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1229c433-7fff-c8de-8f07-f5b0d3656cb4"/><text:span text:style-name="T1"><text:s text:c="28"/></text:span><text:span text:style-name="T1"><draw:frame draw:style-name="fr1" draw:name="Image1" text:anchor-type="as-char" svg:y="-0.6835in" svg:width="4.2665in" svg:height="4.2665in" draw:z-index="0"><draw:image xlink:href="Pictures/1000020100000200000002004B42088134172F12.png" xlink:type="simple" xlink:show="embed" xlink:actuate="onLoad" draw:mime-type="image/png"/></draw:frame></text:span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1:20:19.757000000</meta:creation-date>
    <dc:date>2022-03-28T21:21:04.728000000</dc:date>
    <meta:editing-duration>PT45S</meta:editing-duration>
    <meta:editing-cycles>1</meta:editing-cycles>
    <meta:document-statistic meta:table-count="0" meta:image-count="1" meta:object-count="0" meta:page-count="1" meta:paragraph-count="1" meta:word-count="0" meta:character-count="29" meta:non-whitespace-character-count="0"/>
    <meta:generator>LibreOffice/7.0.3.1$Windows_X86_64 LibreOffice_project/d7547858d014d4cf69878db179d326fc3483e082</meta:generator>
  </office:meta>
</office:document-meta>
</file>